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ARROW" svg:font-family="'Arial NARROW'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47cm"/>
    </style:style>
    <style:style style:name="co3" style:family="table-column">
      <style:table-column-properties fo:break-before="auto" style:column-width="1.66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PageStyle_5f_Folha2">
      <style:table-properties table:display="true" style:writing-mode="lr-tb"/>
    </style:style>
    <style:style style:name="ta3" style:family="table" style:master-page-name="PageStyle_5f_Folha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 table:print-ranges="Folha1.A1:Folha1.Q4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3" table:number-columns-repeated="1007" table:default-cell-style-name="ce3"/>
        <table:table-row table:style-name="ro1">
          <table:table-cell table:style-name="ce1" office:value-type="string" calcext:value-type="string" table:number-columns-spanned="17" table:number-rows-spanned="1">
            <text:p>Folha de Faltas</text:p>
          </table:table-cell>
          <table:covered-table-cell table:number-columns-repeated="16" table:style-name="ce1"/>
          <table:table-cell table:number-columns-repeated="1007"/>
        </table:table-row>
        <table:table-row table:style-name="ro2">
          <table:table-cell table:style-name="ce2" table:number-columns-spanned="17" table:number-rows-spanned="1"/>
          <table:covered-table-cell table:number-columns-repeated="16" table:style-name="ce2"/>
          <table:table-cell table:number-columns-repeated="1007"/>
        </table:table-row>
        <table:table-row table:style-name="ro2">
          <table:table-cell table:style-name="ce2"/>
          <table:table-cell table:style-name="ce6" office:value-type="string" calcext:value-type="string" table:number-columns-spanned="2" table:number-rows-spanned="1">
            <text:p>ANO:</text:p>
          </table:table-cell>
          <table:covered-table-cell table:style-name="ce6"/>
          <table:table-cell table:style-name="ce8"/>
          <table:table-cell table:style-name="ce9"/>
          <table:table-cell table:style-name="ce10" table:number-columns-repeated="12"/>
          <table:table-cell table:number-columns-repeated="1007"/>
        </table:table-row>
        <table:table-row table:style-name="ro1">
          <table:table-cell table:style-name="ce1" table:number-columns-spanned="17" table:number-rows-spanned="1"/>
          <table:covered-table-cell table:number-columns-repeated="16" table:style-name="ce1"/>
          <table:table-cell table:number-columns-repeated="1007"/>
        </table:table-row>
        <table:table-row table:style-name="ro2">
          <table:table-cell table:style-name="ce2"/>
          <table:table-cell table:style-name="ce6" office:value-type="string" calcext:value-type="string" table:number-columns-spanned="2" table:number-rows-spanned="1">
            <text:p>MÊS:</text:p>
          </table:table-cell>
          <table:covered-table-cell table:style-name="ce6"/>
          <table:table-cell table:style-name="ce8"/>
          <table:table-cell table:style-name="ce9"/>
          <table:table-cell table:style-name="ce10" table:number-columns-repeated="12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2" table:number-rows-spanned="1">
            <text:p>CHEFE EQUIPA:</text:p>
          </table:table-cell>
          <table:covered-table-cell table:style-name="ce4"/>
          <table:table-cell table:style-name="ce7" table:number-columns-repeated="4"/>
          <table:table-cell table:style-name="ce11"/>
          <table:table-cell table:number-columns-repeated="2"/>
          <table:table-cell table:style-name="ce4" office:value-type="string" calcext:value-type="string" table:number-columns-spanned="2" table:number-rows-spanned="1">
            <text:p>FUNCIONÁRIO:</text:p>
          </table:table-cell>
          <table:covered-table-cell table:style-name="ce4"/>
          <table:table-cell table:style-name="ce7" table:number-columns-repeated="4"/>
          <table:table-cell table:style-name="ce11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13"/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13"/>
          <table:table-cell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13"/>
          <table:table-cell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13"/>
          <table:table-cell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13"/>
          <table:table-cell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13"/>
          <table:table-cell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13"/>
          <table:table-cell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12"/>
          <table:table-cell table:style-name="ce14"/>
          <table:table-cell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12"/>
          <table:table-cell table:style-name="ce14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2" table:number-rows-spanned="1">
            <text:p>FUNCIONÁRIO:</text:p>
          </table:table-cell>
          <table:covered-table-cell table:style-name="ce4"/>
          <table:table-cell table:style-name="ce7" table:number-columns-repeated="4"/>
          <table:table-cell table:style-name="ce11"/>
          <table:table-cell table:number-columns-repeated="2"/>
          <table:table-cell table:style-name="ce4" office:value-type="string" calcext:value-type="string" table:number-columns-spanned="2" table:number-rows-spanned="1">
            <text:p>FUNCIONÁRIO:</text:p>
          </table:table-cell>
          <table:covered-table-cell table:style-name="ce4"/>
          <table:table-cell table:style-name="ce7" table:number-columns-repeated="4"/>
          <table:table-cell table:style-name="ce11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13"/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13"/>
          <table:table-cell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13"/>
          <table:table-cell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13"/>
          <table:table-cell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13"/>
          <table:table-cell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13"/>
          <table:table-cell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13"/>
          <table:table-cell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12"/>
          <table:table-cell table:style-name="ce14"/>
          <table:table-cell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12"/>
          <table:table-cell table:style-name="ce14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2" table:number-rows-spanned="1">
            <text:p>FUNCIONÁRIO:</text:p>
          </table:table-cell>
          <table:covered-table-cell table:style-name="ce4"/>
          <table:table-cell table:style-name="ce7" table:number-columns-repeated="4"/>
          <table:table-cell table:style-name="ce11"/>
          <table:table-cell table:number-columns-repeated="2"/>
          <table:table-cell table:style-name="ce4" office:value-type="string" calcext:value-type="string" table:number-columns-spanned="2" table:number-rows-spanned="1">
            <text:p>FUNCIONÁRIO:</text:p>
          </table:table-cell>
          <table:covered-table-cell table:style-name="ce4"/>
          <table:table-cell table:style-name="ce7" table:number-columns-repeated="4"/>
          <table:table-cell table:style-name="ce11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13"/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13"/>
          <table:table-cell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13"/>
          <table:table-cell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13"/>
          <table:table-cell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13"/>
          <table:table-cell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13"/>
          <table:table-cell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13"/>
          <table:table-cell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13"/>
          <table:table-cell table:number-columns-repeated="100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12"/>
          <table:table-cell table:style-name="ce14"/>
          <table:table-cell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12"/>
          <table:table-cell table:style-name="ce14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NTRUÇÕ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-INTRODUZIR FALTAS EM HORAS</text:p>
          </table:table-cell>
          <table:table-cell table:number-columns-repeated="3"/>
          <table:table-cell office:value-type="string" calcext:value-type="string">
            <text:p>2-COLOCAR S NOS SÁBADOS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Folha1.$A$1" table:cell-range-address="$Folha1.$A$1:.$Q$41" table:range-usable-as="print-range"/>
          <table:named-range table:name="_xlnm.Print_Area_0" table:base-cell-address="$Folha1.$A$1" table:cell-range-address="$Folha1.$A$2:.$Q$41" table:range-usable-as="print-range"/>
        </table:named-expressions>
      </table:table>
      <table:table table:name="Folha2" table:style-name="ta2">
        <table:table-column table:style-name="co3" table:number-columns-repeated="64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olha3" table:style-name="ta3">
        <table:table-column table:style-name="co3" table:number-columns-repeated="64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NARROW" svg:font-family="'Arial NARROW'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2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Default" style:data-style-name="N14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.3cm" fo:margin-right="0.3cm" style:print-page-order="ttb" style:first-page-number="continue" style:scale-to="97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2" style:display-name="PageStyle_Folh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lha3" style:display-name="PageStyle_Folh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5-29T08:21:54</meta:creation-date>
    <meta:initial-creator>neuza varela</meta:initial-creator>
    <dc:language>pt-PT</dc:language>
    <meta:print-date>2016-11-04T17:55:07</meta:print-date>
    <dc:date>2025-07-05T15:24:34.849000000</dc:date>
    <meta:editing-cycles>3</meta:editing-cycles>
    <meta:editing-duration>PT11M37S</meta:editing-duration>
    <meta:generator>LibreOffice/7.1.1.2$Windows_X86_64 LibreOffice_project/fe0b08f4af1bacafe4c7ecc87ce55bb426164676</meta:generator>
    <meta:document-statistic meta:table-count="3" meta:cell-count="198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